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4.00pt" fo:font-weight="normal" fo:font-family="'Times New Roman'" style:font-family-asian="'Times New Roman'" style:font-family-complex="'Times New Roman'"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0" style:family="text">
      <style:text-properties fo:font-size="12.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Times New Roman'" style:font-family-asian="'Times New Roman'" style:font-family-complex="'Times New Roman'" fo:background-color="transparent" style:use-window-font-color="tru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Times New Roman'" style:font-family-asian="'Times New Roman'" style:font-family-complex="'Times New Roman'"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3" style:family="text">
      <style:text-properties fo:font-size="12.00pt" fo:font-weight="normal"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left="18.00pt" fo:text-indent="0.00pt"/>
    </style:style>
    <style:style style:name="P3" style:family="paragraph">
      <style:paragraph-properties fo:line-height="100.00%" fo:text-align="left"/>
    </style:style>
    <style:style style:name="P4" style:family="paragraph">
      <style:paragraph-properties fo:line-height="115.00%" fo:text-align="left" fo:margin-bottom="10.00pt"/>
    </style:style>
  </office:automatic-styles>
  <office:body>
    <office:text>
      <text:p text:style-name="P1"><text:span text:style-name="T1">ΣΑΡΔΕΛΑΣ ΑΘΑΝΑΣΙΟΣ Π2012099</text:span></text:p>
      <text:p text:style-name="P1"><text:span text:style-name="T1"/></text:p>
      <text:p text:style-name="P1"><text:span text:style-name="T1">Τίτλος </text:span></text:p>
      <text:p text:style-name="P1"><text:span text:style-name="T2"/></text:p>
      <text:p text:style-name="P1"><text:span text:style-name="T2">ΕΚΠΑΙΔΕΥΤΙΚΟ ΠΑΙΧΝΙΔΙ ΜΕ ΤΗΝ ΧΡΗΣΗ ΤΟΥ SCRATCH ΓΙΑ ΤΗΝ ΕΚΜΑΘΗΣΗ ΤΗΣ ΠΡΑΞΗΣ ΤΟΥ ΠΟΛΛΑΠΛΑΣΙΑΣΜΟΥ</text:span></text:p>
      <text:p text:style-name="P1"><text:span text:style-name="T2"/></text:p>
      <text:p text:style-name="P1"><text:span text:style-name="T3">Σύνοψη </text:span></text:p>
      <text:p text:style-name="P1"><text:span text:style-name="T4"/></text:p>
      <text:p text:style-name="P1"><text:span text:style-name="T4">Πρόκειται για ένα εκπαιδευτικό παιχνίδι στο οποίο οι μαθητές πρέπει να απαντούν σωστά σε ερωτήσεις πολλαπλασιασμού. Κάθε φορά που απαντούν σωστά μετακινείται ένα ψαράκι το οποίο βρίσκεται μέσα σε ένα ενυδρείο. Παράλληλα μετακινείται και ένα δεύτερο ψαράκι που βρίσκεται ακριβώς από πάνω από το πρώτο. Σκοπός είναι, το ψαράκι που μετακινείται κάθε φορά που απαντάμε σωστά, να τερματίσει πρώτο.</text:span></text:p>
      <text:p text:style-name="P1"><text:span text:style-name="T4"/></text:p>
      <text:p text:style-name="P1"><text:span text:style-name="T5">Εισαγωγή</text:span></text:p>
      <text:p text:style-name="P1"><text:span text:style-name="T5"/></text:p>
      <text:p text:style-name="P1"><text:span text:style-name="T6">To παιχνίδι αποτελείται από τρεις φιγούρες. Τον Πυθαγόρα (μια φιγούρα που προέρχεται από το βιβλίο μαθηματικών της τρίτης δημοτικού) που αποτελεί και τον αφηγητή του παιχνιδιού. Η επιλογή του συγκεκριμένου προσώπου έγινε επειδή τα παιδιά είναι εξοικειωμένα με το συγκεκριμένο πρόσωπο λόγω της προέλευσης του<text:s text:c="2"/>από το συγκεκριμένο βιβλίο. Επίσης στο συγκεκριμένο παιχνίδι χρησιμοποιήθηκαν δυο ψαράκια, ένα ¨χαρούμενο¨ και ένα ¨λυπημένο¨ το μεν πρώτο κινείται όταν οι απαντήσεις είναι σωστές και το μεν δεύτερο κινείται σταθερά (έχει την έννοια του χρονομέτρου). Σκοπός είναι το πρώτο να τερματίσει πιο γρήγορα από το δεύτερο. Έτσι οι μαθητές απατώντας σωστά στις ερωτήσεις παρακολουθούν το ¨χαρούμενο¨ ψαράκι να προπορεύεται σε σχέση με το ¨λυπημένο¨. Τέλος να πούμε ότι το backround που χρησιμοποιήθηκε για το συγκεκριμένο παιχνίδι είναι ένα ενυδρείο. </text:span></text:p>
      <text:p text:style-name="P1"><text:span text:style-name="T7"/></text:p>
      <text:p text:style-name="P1"><text:span text:style-name="T7">Επιλογή Εργαλείων- Διαδικασία Ανάπτυξης</text:span></text:p>
      <text:p text:style-name="P1"><text:span text:style-name="T7"/></text:p>
      <text:p text:style-name="P1"><text:span text:style-name="T8">Επειδή το συγκεκριμένο παιχνίδι αναφέρεται σε μαθητές της τρίτης τάξης του Δημοτικού προτιμήθηκε το Scratch το οποίο δίνει την δυνατότητα της διάδρασης. Συγκεκριμένα, χρησιμοποιείται αφήγηση προκειμένου οι μαθητές να κατανοήσουν το σκοπό του παιχνιδιού και για να απαντήσουν στις ερωτήσεις. Οι εικόνες και οι φιγούρες που επιλέχτηκαν έχουν σαν σκοπό την ευκολότερη αποδοχή από τους χρηστές. Επίσης χρησιμοποιείται ήχος, διαφορετικός όταν δίνεται σωστή και διαφορετικός όταν δίνεται λανθασμένη απάντηση για να κεντρίσει<text:s text:c="2"/>περισσότερο το ενδιαφέρον των χρηστών. Ήχος χρησιμοποιείται ακόμα και όταν τερματίσει κάποιο ψαράκι (διαφορετικός ανάλογα με το πιο τερματίζει) αλλά και όταν ξεκάνει το παιχνίδι χρησιμοποιείται ήχος για να προσελκύσει το ενδιαφέρον του χρηστή. Τέλος με την κίνηση των ψαριών που αποτελεί άλλη μια διάδραση οι χρηστές παρατηρούν την πρόοδο τους με καλύτερο τρόπο από την απλή εικόνα. </text:span></text:p>
      <text:p text:style-name="P1"><text:span text:style-name="T8"/></text:p>
      <text:p text:style-name="P1"><text:span text:style-name="T9">Διάγραμμα Λειτουργιάς Συστήματος – Ενδεικτικές Οθόνες </text:span></text:p>
      <text:p text:style-name="P1"><text:span text:style-name="T10"/></text:p>
      <text:p text:style-name="P1"><text:span text:style-name="T11">Παρακάτω παραθέτονται ενδεικτικές εικόνες για το πώς στήθηκε και ολοκληρώθηκε το παιχνίδι μέσα από τη πλατφόρμα του Scratch</text:span></text:p>
      <text:p text:style-name="P1"><text:span text:style-name="T12"/></text:p>
      <text:p text:style-name="P1"><text:span text:style-name="T12"/></text:p>
      <text:p text:style-name="P1"><text:span text:style-name="T12"/></text:p>
      <text:p text:style-name="P1"><text:span text:style-name="T12"/></text:p>
      <text:p text:style-name="P1"><text:span text:style-name="T12"/></text:p>
      <text:p text:style-name="P1"><text:span text:style-name="T12">-Η φιγούρα του Πυθαγόρα που χρησιμοποιήθηκε από το επίσημο βιβλίο των μαθηματικών της τρίτης λυκείου </text:span></text:p>
      <text:p text:style-name="P1"><text:span text:style-name="T13"/></text:p>
      <text:p text:style-name="P1"><text:span text:style-name="T13"/></text:p>
      <text:p text:style-name="P1"><draw:frame text:anchor-type="as-char" svg:width="133.14mm" svg:height="67.88mm" style:rel-width="scale" style:rel-height="scale"><draw:object-ole xlink:href="OleObj1"/><draw:image xlink:href="ObjectReplacements/OleObj1"/></draw:frame><text:span text:style-name="T15"/></text:p>
      <text:p text:style-name="P1"><text:span text:style-name="T16"/></text:p>
      <text:p text:style-name="P1"><text:span text:style-name="T16">- Η αρχική οθόνη του παιχνιδιού</text:span></text:p>
      <text:p text:style-name="P2"><text:span text:style-name="T16"/></text:p>
      <text:p text:style-name="P3"><draw:frame text:anchor-type="as-char" svg:width="127.00mm" svg:height="86.25mm" style:rel-width="scale" style:rel-height="scale"><draw:object-ole xlink:href="OleObj2"/><draw:image xlink:href="ObjectReplacements/OleObj2"/></draw:frame><text:span text:style-name="T18"/></text:p>
      <text:p text:style-name="P3"><text:span text:style-name="T18"/></text:p>
      <text:p text:style-name="P3"><text:span text:style-name="T18">-</text:span><text:span text:style-name="T19">Οι πληροφορίες που δίνονται για το παιχνίδι</text:span></text:p>
      <text:p text:style-name="P3"><text:span text:style-name="T19"/></text:p>
      <text:p text:style-name="P3"><text:span text:style-name="T19"/></text:p>
      <text:p text:style-name="P3"><draw:frame text:anchor-type="as-char" svg:width="128.69mm" svg:height="105.66mm" style:rel-width="scale" style:rel-height="scale"><draw:object-ole xlink:href="OleObj3"/><draw:image xlink:href="ObjectReplacements/OleObj3"/></draw:frame><text:span text:style-name="T21"/></text:p>
      <text:p text:style-name="P3"><text:span text:style-name="T22"/></text:p>
      <text:p text:style-name="P3"><text:span text:style-name="T22"/></text:p>
      <text:p text:style-name="P3"><text:span text:style-name="T22"/></text:p>
      <text:p text:style-name="P3"><text:span text:style-name="T23"/></text:p>
      <text:p text:style-name="P3"><text:span text:style-name="T23">-Ο κώδικας για την φιγούρα του Πυθαγόρα</text:span><text:span text:style-name="T24"><text:line-break/></text:span></text:p>
      <text:p text:style-name="P3"><draw:frame text:anchor-type="as-char" svg:width="130.22mm" svg:height="95.50mm" style:rel-width="scale" style:rel-height="scale"><draw:object-ole xlink:href="OleObj4"/><draw:image xlink:href="ObjectReplacements/OleObj4"/></draw:frame><text:span text:style-name="T26"/></text:p>
      <text:p text:style-name="P3"><text:span text:style-name="T27"/></text:p>
      <text:p text:style-name="P3"><text:span text:style-name="T27">-Ο κώδικας για το ¨χαρούμενο¨ ψαράκι</text:span></text:p>
      <text:p text:style-name="P3"><text:span text:style-name="T27"/></text:p>
      <text:p text:style-name="P3"><draw:frame text:anchor-type="as-char" svg:width="129.29mm" svg:height="85.89mm" style:rel-width="scale" style:rel-height="scale"><draw:object-ole xlink:href="OleObj5"/><draw:image xlink:href="ObjectReplacements/OleObj5"/></draw:frame><text:span text:style-name="T29"/></text:p>
      <text:p text:style-name="P3"><text:span text:style-name="T29"/></text:p>
      <text:p text:style-name="P3"><text:span text:style-name="T29"/></text:p>
      <text:p text:style-name="P3"><text:span text:style-name="T29"/></text:p>
      <text:p text:style-name="P3"><text:span text:style-name="T29">-Ο κώδικας για το ¨λυπημένο¨ ψαράκι</text:span></text:p>
      <text:p text:style-name="P3"><text:span text:style-name="T29"/></text:p>
      <text:p text:style-name="P3"><draw:frame text:anchor-type="as-char" svg:width="129.19mm" svg:height="89.64mm" style:rel-width="scale" style:rel-height="scale"><draw:object-ole xlink:href="OleObj6"/><draw:image xlink:href="ObjectReplacements/OleObj6"/></draw:frame><text:span text:style-name="T31"/></text:p>
      <text:p text:style-name="P3"><text:span text:style-name="T31"/></text:p>
      <text:p text:style-name="P3"><text:span text:style-name="T31"/></text:p>
      <text:p text:style-name="P3"><text:span text:style-name="T31"/></text:p>
      <text:p text:style-name="P3"><text:span text:style-name="T31">Το link της εργασιας που παραγματοποιηθηκε στα πλαισια του μαθηματος </text:span></text:p>
      <text:p text:style-name="P3"><text:span text:style-name="T31"/></text:p>
      <text:p text:style-name="P3"><text:a xlink:href="https://scratch.mit.edu/projects/61314050/"><text:span text:style-name="T32">https://scratch.mit.edu/projects/61314050/</text:span></text:a><text:span text:style-name="T33"/></text:p>
      <text:p text:style-name="P3"><text:span text:style-name="T33"/></text:p>
      <text:p text:style-name="P4"><text:span text:style-name="T3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